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rsid="00265eb1" officeooo:paragraph-rsid="001cd94a"/>
    </style:style>
    <style:style style:name="P4" style:family="paragraph" style:parent-style-name="Standard">
      <style:text-properties officeooo:rsid="0027b44a" officeooo:paragraph-rsid="001cd94a"/>
    </style:style>
    <style:style style:name="P5" style:family="paragraph" style:parent-style-name="Standard">
      <style:text-properties officeooo:paragraph-rsid="001cd94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1cd94a" style:text-underline-mode="continuous" style:text-overline-mode="continuous" style:text-line-through-mode="continuous"/>
    </style:style>
    <style:style style:name="T4" style:family="text">
      <style:text-properties officeooo:rsid="002807f6"/>
    </style:style>
    <style:style style:name="T5" style:family="text">
      <style:text-properties officeooo:rsid="0029bbfa"/>
    </style:style>
    <style:style style:name="T6" style:family="text">
      <style:text-properties officeooo:rsid="0027e1e9"/>
    </style:style>
    <style:style style:name="T7" style:family="text">
      <style:text-properties officeooo:rsid="001cd94a"/>
    </style:style>
    <style:style style:name="T8" style:family="text">
      <style:text-properties style:text-underline-mode="continuous" style:text-overline-mode="continuous" style:text-line-through-mode="continuous"/>
    </style:style>
    <style:style style:name="T9" style:family="text">
      <style:text-properties style:text-underline-style="none" style:text-underline-mode="continuous" style:text-overline-mode="continuous" style:text-line-through-mode="continuous"/>
    </style:style>
    <style:style style:name="T10" style:family="text">
      <style:text-properties style:text-underline-style="none" officeooo:rsid="001cd94a" style:text-underline-mode="continuous" style:text-overline-mode="continuous" style:text-line-through-mode="continuous"/>
    </style:style>
    <style:style style:name="T11" style:family="text">
      <style:text-properties style:text-position="super 58%" officeooo:rsid="0027e1e9"/>
    </style:style>
    <style:style style:name="T1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iku generator and analyzer: <text:tab/><text:tab/><text:tab/><text:tab/><text:tab/><text:tab/><text:tab/><text:tab/>27.11.2017</text:p>
      <text:p text:style-name="Standard"/>
      <text:p text:style-name="Standard">To do:</text:p>
      <text:p text:style-name="Standard">5-7-5 syllable structure (per line, three lines in total)</text:p>
      <text:p text:style-name="Standard">-read existing haikus (number?) and store the words in to a library (removing duplicates)</text:p>
      <text:p text:style-name="Standard"><text:tab/><text:a xlink:type="simple" xlink:href="http://www.tempslibres.org/tl/en/dbhk00.html" office:target-frame-name="_top" xlink:show="replace">http://www.tempslibres.org/tl/en/dbhk00.html</text:a></text:p>
      <text:p text:style-name="Standard"><text:tab/><text:a xlink:type="simple" xlink:href="http://leditie.nl/leditie.nl/2017/01/01/a-dataset-haiku/" office:target-frame-name="_top" xlink:show="replace">http://leditie.nl/leditie.nl/2017/01/01/a-dataset-haiku/</text:a></text:p>
      <text:p text:style-name="P1">famous_haiku_poems.txt file contains haiku poems from https://100.best-poems.net/100-best-haiku-poems.html</text:p>
      <text:p text:style-name="Standard"/>
      <text:p text:style-name="Standard">-analyze the syllable structure and sort words by syllable to a library</text:p>
      <text:p text:style-name="Standard">random generate haikus (number, 1000?) by syllable count, 5, 7 and 5 phrases per line</text:p>
      <text:p text:style-name="Standard">-analyze existing haikus word structure (same amount as <text:s/>taken in to the word library), rating the probability that two words appear together</text:p>
      <text:p text:style-name="Standard">-analyze the generated haikus and rate their quality by how well the words appear together compared to existing haikus (order of verb,noun,adjectives … )</text:p>
      <text:p text:style-name="Standard"><text:tab/>“The first two lines combine to form a phrase (idea one), and then you switch quickly to <text:tab/>something else in the last line (idea two). The idea is to create a leap between the two parts, <text:tab/>sometimes creating a contrast, sometimes a comparison.”</text:p>
      <text:p text:style-name="Standard"/>
      <text:p text:style-name="Standard"/>
      <text:p text:style-name="Standard">New tasks:</text:p>
      <text:p text:style-name="Standard">-find baseline haikus, find good large enough baseline word database (like Alice in wonderland)</text:p>
      <text:p text:style-name="Standard">-find possible haiku sentence structures NL</text:p>
      <text:p text:style-name="Standard">-make haiku structure generator</text:p>
      <text:p text:style-name="Standard">-make haiku evaluator</text:p>
      <text:p text:style-name="Standard">-lue Simon artikkeli</text:p>
      <text:p text:style-name="Standard"/>
      <text:p text:style-name="Standard">Maybe to do:</text:p>
      <text:p text:style-name="Standard">-rank top 10 generated haikus and 10 worst haikus from generated 1000 haikus?</text:p>
      <text:p text:style-name="Standard">-diss/hype generated haikus based on their ranging?</text:p>
      <text:p text:style-name="Standard"/>
      <text:p text:style-name="Standard">-keep generating/rating haikus until desired quality/rank is achieved (same as worst existing haiku?)</text:p>
      <text:p text:style-name="Standard"/>
      <text:p text:style-name="Standard">Observations:</text:p>
      <text:p text:style-name="Standard">-small existing sample haiku size ok, at least in the beginning</text:p>
      <text:p text:style-name="Standard">-try using famous haikus first: like <text:a xlink:type="simple" xlink:href="http://www.haiku-poetry.org/famous-haiku.html" office:target-frame-name="_top" xlink:show="replace">http://www.haiku-poetry.org/famous-haiku.html</text:a></text:p>
      <text:p text:style-name="Standard"><text:s/>-if generated haikus terrible/not good for analysis =&gt; re-generate haikus</text:p>
      <text:p text:style-name="Standard">-let's not pay too much attention on the verb, noun, adjective structure of the sentence (varies anyway) in the beginning</text:p>
      <text:p text:style-name="Standard"/>
      <text:p text:style-name="Standard">Possible problems:</text:p>
      <text:p text:style-name="Standard">-in source material syllable count is of, because they are translated to English from original Japanese</text:p>
      <text:p text:style-name="Standard">-certain syllable counts in words are likely to be rarer than others =&gt; certain words will repeate more often to get the syllable count per line right</text:p>
      <text:p text:style-name="Standard"/>
      <text:p text:style-name="Standard"/>
      <text:p text:style-name="Standard">Start For Monday:</text:p>
      <text:p text:style-name="Standard">Haiku word libraries (baseline and raw material): Kimmo</text:p>
      <text:p text:style-name="Standard">Syllable count:</text:p>
      <text:p text:style-name="Standard"><text:a xlink:type="simple" xlink:href="https://pronouncing.readthedocs.io/en/latest/tutorial.html#counting-syllables" office:target-frame-name="_top" xlink:show="replace">https://pronouncing.readthedocs.io/en/latest/tutorial.html#counting-syllables</text:a></text:p>
      <text:p text:style-name="Standard"><text:soft-page-break/>-Find/generate limited size random libraries; adjective, noun, verb to pull words from in generation.</text:p>
      <text:p text:style-name="Standard">-Sort by syllable count to sub libraries.</text:p>
      <text:p text:style-name="P5"><text:tab/><text:span text:style-name="Default_20_Paragraph_20_Font"><text:span text:style-name="T2">3.12.</text:span></text:span></text:p>
      <text:p text:style-name="P5"><text:span text:style-name="Default_20_Paragraph_20_Font"><text:span text:style-name="T10"><text:tab/>+ 4 hours poems search &amp; cleanup, planning</text:span></text:span></text:p>
      <text:p text:style-name="P5"><text:span text:style-name="Default_20_Paragraph_20_Font"><text:span text:style-name="T10"><text:tab/></text:span></text:span><text:span text:style-name="Default_20_Paragraph_20_Font"><text:span text:style-name="T3">4.12.</text:span></text:span><text:span text:style-name="Default_20_Paragraph_20_Font"><text:span text:style-name="T10"><text:tab/></text:span></text:span></text:p>
      <text:p text:style-name="P5"><text:span text:style-name="Default_20_Paragraph_20_Font"><text:span text:style-name="T10"><text:tab/>+ 1 hours planning</text:span></text:span></text:p>
      <text:p text:style-name="P5"><text:tab/><text:span text:style-name="T1">5.12.</text:span> </text:p>
      <text:p text:style-name="P5"><text:span text:style-name="T7"><text:tab/>+ 5 hours</text:span></text:p>
      <text:p text:style-name="Standard"/>
      <text:p text:style-name="Standard">Haiku generator: Jussi-Pekka</text:p>
      <text:p text:style-name="Standard">-Random generate a Haiku based on syllable count only, by pulling the words from adjective, noun or verb sub libraries. Retain the meta data info on from witch library the word is from!</text:p>
      <text:p text:style-name="Standard">-In generation track how many syllables have been used so far and <text:s/>use it to chose what syllable count library to use for the next word until desired 5-7-5 rate is in use.</text:p>
      <text:p text:style-name="Standard">-Maybe track the meta data already so when a given word type like adjective has been used, it is crossed of the list of possible word types to use in a given haiku.</text:p>
      <text:p text:style-name="Standard"/>
      <text:p text:style-name="Standard"><text:tab/><text:span text:style-name="Default_20_Paragraph_20_Font"><text:span text:style-name="T2">3.12.</text:span></text:span></text:p>
      <text:p text:style-name="Standard"><text:tab/>- nltk word_types used <text:tab/><text:a xlink:type="simple" xlink:href="http://www.ling.upenn.edu/courses/Fall_2003/ling001/penn_treebank_pos.html" office:target-frame-name="_top" xlink:show="replace">http://www.ling.upenn.edu/courses/Fall_2003/ling001/penn_treebank_pos.html</text:a></text:p>
      <text:p text:style-name="Standard"><text:tab/>- from nltk.corpus import wordnet required</text:p>
      <text:p text:style-name="Standard"><text:tab/>- import pronouncing required</text:p>
      <text:p text:style-name="Standard"/>
      <text:p text:style-name="Standard"><text:tab/>+ 5 hours used for implementation</text:p>
      <text:p text:style-name="Standard"/>
      <text:p text:style-name="Standard"><text:tab/><text:span text:style-name="Default_20_Paragraph_20_Font"><text:span text:style-name="T2">4.12.</text:span></text:span><text:tab/></text:p>
      <text:p text:style-name="Standard"><text:tab/>- meet and discuss after lecture<text:tab/><text:tab/></text:p>
      <text:p text:style-name="Standard"><text:tab/>- second version of the words_dict and added word_type_markov_chain creator</text:p>
      <text:p text:style-name="Standard"><text:s/><text:tab/>+ 1 hour for the meet</text:p>
      <text:p text:style-name="Standard"><text:tab/>+ 3 hours used for implementation</text:p>
      <text:p text:style-name="Standard"/>
      <text:p text:style-name="P5"><text:tab/><text:span text:style-name="T1">5.12. </text:span>(miika)</text:p>
      <text:p text:style-name="P5"><text:tab/>- generator uses word type markov chains</text:p>
      <text:p text:style-name="Standard"><text:tab/>- worddom makes also 2nd order markov (ugly copy paste, should be cleaned)</text:p>
      <text:p text:style-name="Standard"><text:tab/>- some tests with alice and good haiku poems as corpus</text:p>
      <text:p text:style-name="Standard"><text:tab/>- 3h</text:p>
      <text:p text:style-name="Standard"><text:tab/></text:p>
      <text:p text:style-name="Standard"><text:tab/></text:p>
      <text:p text:style-name="Standard">Haiku analyzer: Miika</text:p>
      <text:p text:style-name="Standard">-Analyze the base Haikus and give all words probabilities 0-1 on how often they appear in conjunction with a given word, make a library of these.</text:p>
      <text:p text:style-name="Standard">-Analyze the generated Haiku based on the word correlation probabilities only and give it a goodness probability rating 0-1 discard say below 0,75?</text:p>
      <text:p text:style-name="Standard">-Analyze the haiku based on the grammar meta data, avoid duplicates, avoid adjective, adjective, adjective haikus (maybe not necessary if already done in the generator phase).</text:p>
      <text:p text:style-name="Standard">-Make new sub libraries by word type again, based on the haikus that made the cut, top 25% by their meta data, to be used on the next generator iteration to make better haikus</text:p>
      <text:p text:style-name="Standard"/>
      <text:p text:style-name="Standard">-Generate a bunch of haiku and pick the most likely ones based on word type relations. Look at the top picks and decide what to do next. Do this later today (5.12.)</text:p>
      <text:p text:style-name="Standard"/>
      <text:p text:style-name="Standard"/>
      <text:p text:style-name="Standard"><text:soft-page-break/>Further suggestions:</text:p>
      <text:p text:style-name="Standard">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Standard"/>
      <text:p text:style-name="P3">4.12.2017 <text:span text:style-name="T7">for Thursdays update</text:span></text:p>
      <text:p text:style-name="P4">Using Alice in wonderland as source for lexicon and syntax after sanitizing large captions, small words missing syllable count like I to 1 syllable and removing dots, half dots, lines and similar and <text:span text:style-name="T5">adding <text:s/></text:span>giving names like Alice, <text:span text:style-name="T5">Mad hatter and Red queen</text:span> <text:span text:style-name="T5">the </text:span>word type noun;</text:p>
      <text:p text:style-name="P4">-generate 100 haikus and rank them to be re-used, <text:span text:style-name="T6">using baseline real haikus as syntax, adding Markovian probabilities (2</text:span><text:span text:style-name="T11">nd</text:span><text:span text:style-name="T6"> order) for one word type to follow another as a grade for goodness</text:span></text:p>
      <text:p text:style-name="P4">-<text:span text:style-name="T6">r</text:span>e-use top 10% for lexicon and syntax to generate better(?) haikus</text:p>
      <text:p text:style-name="P3">-<text:span text:style-name="T4">rank and sort new iterated haikus and possibly repeat (would require more initial generated haikus 100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7-11-27T15:14:00Z</meta:creation-date>
    <dc:date>2017-12-05T16:27:11.722243257</dc:date>
    <meta:editing-cycles>30</meta:editing-cycles>
    <meta:editing-duration>PT15H15M</meta:editing-duration>
    <meta:document-statistic meta:table-count="0" meta:image-count="0" meta:object-count="0" meta:page-count="3" meta:paragraph-count="76" meta:word-count="898" meta:character-count="5667" meta:non-whitespace-character-count="4796"/>
    <meta:template xlink:type="simple" xlink:actuate="onRequest" xlink:title="" xlink:href="../../../../../../../home/user/Git/cc-course-UH17/haiku-maker/Mini-project.odt/Normal"/>
  </office:meta>
</office:document-meta>
</file>